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8.884cm"/>
    </style:style>
    <style:style style:name="co3" style:family="table-column">
      <style:table-column-properties fo:break-before="auto" style:column-width="3.237cm"/>
    </style:style>
    <style:style style:name="ro1" style:family="table-row">
      <style:table-row-properties style:row-height="1.48cm" fo:break-before="auto" style:use-optimal-row-height="false"/>
    </style:style>
    <style:style style:name="ta1" style:family="table" style:master-page-name="PageStyle_5f_datasets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92d050"/>
    </style:style>
    <style:style style:name="ce3" style:family="table-cell" style:parent-style-name="Default">
      <style:table-cell-properties fo:background-color="#92d050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sets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dataset_name</text:p>
          </table:table-cell>
          <table:table-cell table:style-name="ce1" office:value-type="string">
            <text:p>config_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umber_entities</text:p>
          </table:table-cell>
          <table:table-cell table:style-name="ce1" office:value-type="string">
            <text:p>entities</text:p>
          </table:table-cell>
          <table:table-cell table:style-name="ce1" office:value-type="string">
            <text:p>entities_count</text:p>
          </table:table-cell>
          <table:table-cell table:style-name="ce1" office:value-type="string">
            <text:p>passages_count</text:p>
          </table:table-cell>
          <table:table-cell table:style-name="ce1" office:value-type="string">
            <text:p>passages_char_count</text:p>
          </table:table-cell>
          <table:table-cell table:style-name="ce1" office:value-type="string">
            <text:p>mean_passages_char_count</text:p>
          </table:table-cell>
          <table:table-cell table:style-name="ce1" office:value-type="string">
            <text:p>number_splits</text:p>
          </table:table-cell>
          <table:table-cell table:style-name="ce1" office:value-type="string">
            <text:p>split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bc5cdr</text:p>
          </table:table-cell>
          <table:table-cell table:style-name="ce2" office:value-type="string">
            <text:p>bc5cdr_bigbio_kb</text:p>
          </table:table-cell>
          <table:table-cell table:style-name="ce3" office:value-type="string">
            <text:p>The BioCreative V Chemical Disease Relation (CDR) dataset is a large annotated text corpus of</text:p>
            <text:p>human annotations of all chemicals, diseases and their interactions in 1,500 PubMed articles.</text:p>
            <text:p/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Chemical, Disease</text:p>
          </table:table-cell>
          <table:table-cell table:style-name="ce2" office:value-type="float" office:value="29271">
            <text:p>29271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1975456">
            <text:p>1975456</text:p>
          </table:table-cell>
          <table:table-cell table:style-name="ce2" office:value-type="float" office:value="658.485333333333">
            <text:p>658.485333333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train, test, validation</text:p>
          </table:table-cell>
          <table:table-cell table:style-name="ce2" table:number-columns-repeated="1013"/>
        </table:table-row>
        <table:table-row table:style-name="ro1">
          <table:table-cell table:style-name="ce1" office:value-type="string">
            <text:p>biorelex</text:p>
          </table:table-cell>
          <table:table-cell table:style-name="ce1" office:value-type="string">
            <text:p>biorelex_bigbio_kb</text:p>
          </table:table-cell>
          <table:table-cell table:style-name="ce4" office:value-type="string">
            <text:p>BioRelEx is a biological relation extraction dataset. Version 1.0 contains 2010 annotated sentences that describe</text:p>
            <text:p>binding interactions between various biological entities (proteins, chemicals, etc.). 1405 sentences are for training,</text:p>
            <text:p>another 201 sentences are for validation. They are publicly available at https://github.com/YerevaNN/BioRelEx/releases.</text:p>
            <text:p>Another 404 sentences are for testing which are kept private for at this Codalab competition https:</text:p>
            <text:p>//competitions.codalab.org/competitions/20468. All sentences contain words "bind", "bound" or "binding". For every</text:p>
            <text:p>sentence we provide: 1) Complete annotations of all biological entities that appear in the sentence 2) Entity types (32</text:p>
            <text:p>types) and grounding information for most of the proteins and families (links to uniprot, interpro and other databases)</text:p>
            <text:p>3) Coreference between entities in the same sentence (e.g. abbreviations and synonyms) 4) Binding interactions between</text:p>
            <text:p>the annotated entities 5) Binding interaction types: positive, negative (A does not bind B) and neutral (A may bind to</text:p>
            <text:p>B)</text:p>
            <text:p/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protein-isoform, protein-motif, chemical, protein, assay, tissue, process, experimental-construct, protein-region, experiment-tag, cell, protein-DNA-complex, protein-family, fusion-protein, amino-acid, organism, organelle, protein-RNA-complex, protein-domain, mutation, RNA, RNA-family, gene, parameter, peptide, reagent, drug, DNA, protein-complex, brand, disease</text:p>
          </table:table-cell>
          <table:table-cell table:style-name="ce1" office:value-type="float" office:value="7880">
            <text:p>7880</text:p>
          </table:table-cell>
          <table:table-cell table:style-name="ce1" office:value-type="float" office:value="1606">
            <text:p>1606</text:p>
          </table:table-cell>
          <table:table-cell table:style-name="ce1" office:value-type="float" office:value="270233">
            <text:p>270233</text:p>
          </table:table-cell>
          <table:table-cell table:style-name="ce1" office:value-type="float" office:value="168.264632627646">
            <text:p>168.2646326276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train, valid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cadec</text:p>
          </table:table-cell>
          <table:table-cell table:style-name="ce2" office:value-type="string">
            <text:p>cadec_bigbio_kb</text:p>
          </table:table-cell>
          <table:table-cell table:style-name="ce3" office:value-type="string">
            <text:p>The CADEC corpus (CSIRO Adverse Drug Event Corpus) is is a new rich annotated corpus of medical forum posts on patient-</text:p>
            <text:p>reported Adverse Drug Events (ADEs). The corpus is sourced from posts on social media, and contains text that is</text:p>
            <text:p>largely written in colloquial language and often deviates from formal English grammar and punctuation rules.</text:p>
            <text:p>Annotations contain mentions of concepts such as drugs, adverse events, symptoms, and diseases linked to their</text:p>
            <text:p>corresponding concepts in controlled vocabularies, i.e., SNOMED Clinical Terms and MedDRA. The quality of the</text:p>
            <text:p>annotations is ensured by annotation guidelines, multi-stage annotations, measuring inter-annotator agreement, and</text:p>
            <text:p>final review of the annotations by a clinical terminologist. This corpus is useful for those studies in the area of</text:p>
            <text:p>information extraction, or more generally text mining, from social media to detect possible adverse drug reactions from</text:p>
            <text:p>direct patient reports. The dataset contains three views: original (entities annotated in the posts), meddra (entities</text:p>
            <text:p>normalized with meddra codes), sct (entities normalized with SNOMED CT codes).</text:p>
            <text:p/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ADR, Finding, Symptom, Drug, Disease</text:p>
          </table:table-cell>
          <table:table-cell table:style-name="ce2" office:value-type="float" office:value="9111">
            <text:p>9111</text:p>
          </table:table-cell>
          <table:table-cell table:style-name="ce2" office:value-type="float" office:value="1250">
            <text:p>1250</text:p>
          </table:table-cell>
          <table:table-cell table:style-name="ce2" office:value-type="float" office:value="575453">
            <text:p>575453</text:p>
          </table:table-cell>
          <table:table-cell table:style-name="ce2" office:value-type="float" office:value="460.3624">
            <text:p>460.362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rain</text:p>
          </table:table-cell>
          <table:table-cell table:style-name="ce2" table:number-columns-repeated="1013"/>
        </table:table-row>
        <table:table-row table:style-name="ro1">
          <table:table-cell table:style-name="ce1" office:value-type="string">
            <text:p>euadr</text:p>
          </table:table-cell>
          <table:table-cell table:style-name="ce1" office:value-type="string">
            <text:p>euadr_bigbio_kb</text:p>
          </table:table-cell>
          <table:table-cell table:style-name="ce4" office:value-type="string">
            <text:p>Corpora with specific entities and relationships annotated are essential to train and evaluate text-mining systems that are developed to extract specific structured information from a large corpus. In this paper we describe an approach where a named-entity recognition system produces a first annotation and annotators revise this annotation using a web-based interface. The agreement figures achieved show that the inter-annotator agreement is much better than the agreement with the system provided annotations. The corpus has been annotated for drugs, disorders, genes and their inter-relationships. For each of the drugâ€“disorder, drugâ€“target, and targetâ€“disorder relations three experts have annotated a set of 100 abstracts. These annotated relationships will be used to train and evaluate text-mining software to capture these relationships in texts.</text:p>
            <text:p/>
            <text:p/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, Chemicals &amp; Drugs, Diseases &amp; Disorders, Genes &amp; Molecular Sequences, SNP &amp; Sequence variations</text:p>
          </table:table-cell>
          <table:table-cell table:style-name="ce1" office:value-type="float" office:value="13577">
            <text:p>13577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451486">
            <text:p>451486</text:p>
          </table:table-cell>
          <table:table-cell table:style-name="ce1" office:value-type="float" office:value="752.476666666666">
            <text:p>752.4766666667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train</text:p>
          </table:table-cell>
          <table:table-cell table:style-name="ce2" table:number-columns-repeated="1013"/>
        </table:table-row>
        <table:table-row table:style-name="ro1">
          <table:table-cell table:style-name="ce1" office:value-type="string">
            <text:p>ncbi_disease</text:p>
          </table:table-cell>
          <table:table-cell table:style-name="ce1" office:value-type="string">
            <text:p>ncbi_disease_bigbio_kb</text:p>
          </table:table-cell>
          <table:table-cell table:style-name="ce4" office:value-type="string">
            <text:p>The NCBI disease corpus is fully annotated at the mention and concept level to serve as a research</text:p>
            <text:p>resource for the biomedical natural language processing community.</text:p>
            <text:p/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Modifier, SpecificDisease, DiseaseClass, CompositeMention</text:p>
          </table:table-cell>
          <table:table-cell table:style-name="ce1" office:value-type="float" office:value="6881">
            <text:p>6881</text:p>
          </table:table-cell>
          <table:table-cell table:style-name="ce1" office:value-type="float" office:value="1584">
            <text:p>1584</text:p>
          </table:table-cell>
          <table:table-cell table:style-name="ce1" office:value-type="float" office:value="1014349">
            <text:p>1014349</text:p>
          </table:table-cell>
          <table:table-cell table:style-name="ce1" office:value-type="float" office:value="640.371843434343">
            <text:p>640.3718434343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train, test, validation</text:p>
          </table:table-cell>
          <table:table-cell table:style-name="ce2" table:number-columns-repeated="1013"/>
        </table:table-row>
        <table:table-row table:style-name="ro1">
          <table:table-cell table:style-name="ce1" office:value-type="string">
            <text:p>pubtator_central</text:p>
          </table:table-cell>
          <table:table-cell table:style-name="ce1" office:value-type="string">
            <text:p>pubtator_central_sample_bigbio_kb</text:p>
          </table:table-cell>
          <table:table-cell table:style-name="ce4" office:value-type="string">
            <text:p>PubTator Central (PTC, https://www.ncbi.nlm.nih.gov/research/pubtator/) is a web service for</text:p>
            <text:p>exploring and retrieving bioconcept annotations in full text biomedical articles. PTC provides</text:p>
            <text:p>automated annotations from state-of-the-art text mining systems for genes/proteins, genetic</text:p>
            <text:p>variants, diseases, chemicals, species and cell lines, all available for immediate download. PTC</text:p>
            <text:p>annotates PubMed (30 million abstracts), the PMC Open Access Subset and the Author Manuscript</text:p>
            <text:p>Collection (3 million full text articles). Updated entity identification methods and a</text:p>
            <text:p>disambiguation module based on cutting-edge deep learning techniques provide increased accuracy.</text:p>
            <text:p/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Chemical, ProteinMutation, Gene, Disease, Species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454">
            <text:p>19454</text:p>
          </table:table-cell>
          <table:table-cell table:style-name="ce1" office:value-type="float" office:value="2431.75">
            <text:p>2431.7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train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scai_disease</text:p>
          </table:table-cell>
          <table:table-cell table:style-name="ce2" office:value-type="string">
            <text:p>scai_disease_bigbio_kb</text:p>
          </table:table-cell>
          <table:table-cell table:style-name="ce3" office:value-type="string">
            <text:p>SCAI Disease is a dataset annotated in 2010 with mentions of diseases and</text:p>
            <text:p>adverse effects. It is a corpus containing 400 randomly selected MEDLINE</text:p>
            <text:p>abstracts generated using â€˜Disease OR Adverse effectâ€™ as a PubMed query. This</text:p>
            <text:p>evaluation corpus was annotated by two individuals who hold a Masterâ€™s degree</text:p>
            <text:p>in life sciences.</text:p>
            <text:p/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ISEASE, ADVERSE</text:p>
          </table:table-cell>
          <table:table-cell table:style-name="ce2" office:value-type="float" office:value="2241">
            <text:p>2241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630193">
            <text:p>630193</text:p>
          </table:table-cell>
          <table:table-cell table:style-name="ce2" office:value-type="float" office:value="1575.4825">
            <text:p>1575.482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rain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verspoor_2013</text:p>
          </table:table-cell>
          <table:table-cell table:style-name="ce2" office:value-type="string">
            <text:p>verspoor_2013_bigbio_kb</text:p>
          </table:table-cell>
          <table:table-cell table:style-name="ce3" office:value-type="string">
            <text:p>This dataset contains annotations for a small corpus of full text journal publications</text:p>
            <text:p>on the subject of inherited colorectal cancer. It is suitable for Named Entity Recognition and</text:p>
            <text:p>Relation Extraction tasks. It uses the Variome Annotation Schema, <text:s/>a schema that aims to</text:p>
            <text:p>capture the core concepts and relations relevant to cataloguing <text:s/>and interpreting human</text:p>
            <text:p>genetic variation and its relationship to disease, as described in the published literature.</text:p>
            <text:p>The schema was inspired by the needs of the database curators of the International Society</text:p>
            <text:p>for Gastrointestinal Hereditary Tumours (InSiGHT) database, but is intended to have</text:p>
            <text:p>application to genetic variation information in a range of diseases.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gene, age, cohort-patient, gender, Disorder, Concepts_Ideas, Physiology, ethnicity, Phenomena, body-part, mutation, disease, size</text:p>
          </table:table-cell>
          <table:table-cell table:style-name="ce2" office:value-type="float" office:value="6991">
            <text:p>6991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79095">
            <text:p>279095</text:p>
          </table:table-cell>
          <table:table-cell table:style-name="ce2" office:value-type="float" office:value="2325.79166666666">
            <text:p>2325.791666666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rain</text:p>
          </table:table-cell>
          <table:table-cell table:style-name="ce2"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datasets.$A$1" table:cell-range-address="$datasets.$A$1:.$K$9"/>
        </table:named-expressions>
      </table:table>
      <table:named-expressions/>
      <table:database-ranges>
        <table:database-range table:name="_xlnm._FilterDatabase" table:target-range-address="datasets.A1:datasets.K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9">19/06/2022</text:date>, <text:time>20:18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datasets" style:display-name="PageStyle_datase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19T20:18:59.44</dc:date>
    <meta:document-statistic meta:table-count="1" meta:cell-count="99" meta:object-count="0"/>
    <meta:generator>OpenOffice/4.1.11$Win32 OpenOffice.org_project/4111m1$Build-9808</meta:generator>
  </office:meta>
</office:document-meta>
</file>